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2" style:family="paragraph" style:parent-style-name="Standard">
      <style:paragraph-properties fo:line-height="150%" fo:text-align="justify" style:justify-single-word="false"/>
      <style:text-properties fo:color="#006600" officeooo:rsid="0003e5b6" officeooo:paragraph-rsid="0006c1f1"/>
    </style:style>
    <style:style style:name="P13" style:family="paragraph" style:parent-style-name="Standard">
      <style:text-properties officeooo:paragraph-rsid="0006c1f1"/>
    </style:style>
    <style:style style:name="P14" style:family="paragraph" style:parent-style-name="Standard" style:list-style-name="WWNum3">
      <style:paragraph-properties fo:margin-top="0cm" fo:margin-bottom="0cm" loext:contextual-spacing="true" fo:text-align="justify" style:justify-single-word="false"/>
    </style:style>
    <style:style style:name="P15" style:family="paragraph" style:parent-style-name="Standard" style:list-style-name="WWNum1">
      <style:paragraph-properties fo:margin-top="0cm" fo:margin-bottom="0cm" loext:contextual-spacing="true" fo:text-align="justify" style:justify-single-word="false"/>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officeooo:paragraph-rsid="0006c1f1"/>
    </style:style>
    <style:style style:name="P18" style:family="paragraph" style:parent-style-name="Standard">
      <style:paragraph-properties fo:margin-left="1.905cm" fo:margin-right="0cm" fo:text-align="justify" style:justify-single-word="false" fo:text-indent="0cm" style:auto-text-indent="false"/>
      <style:text-properties fo:language="pt" fo:country="BR"/>
    </style:style>
    <style:style style:name="P19"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2"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3"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24" style:family="paragraph" style:parent-style-name="Standard">
      <style:paragraph-properties fo:line-height="100%" fo:padding="0cm" fo:border="none"/>
    </style:style>
    <style:style style:name="P25" style:family="paragraph" style:parent-style-name="Standard">
      <style:paragraph-properties fo:line-height="100%" fo:text-align="center" style:justify-single-word="false" fo:padding="0cm" fo:border="none"/>
    </style:style>
    <style:style style:name="P26"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27"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ent-style-name="Title" style:master-page-name="Standard">
      <style:paragraph-properties fo:margin-top="0cm" fo:margin-bottom="0cm" loext:contextual-spacing="false" fo:text-align="center" style:justify-single-word="false" style:page-number="1"/>
    </style:style>
    <style:style style:name="P32" style:family="paragraph" style:parent-style-name="Subtitle">
      <style:paragraph-properties fo:margin-top="0cm" fo:margin-bottom="0.353cm" loext:contextual-spacing="false" fo:text-align="center" style:justify-single-word="false"/>
    </style:style>
    <style:style style:name="P33" style:family="paragraph" style:parent-style-name="List_20_Paragraph">
      <style:paragraph-properties fo:line-height="150%" fo:text-align="justify" style:justify-single-word="false"/>
    </style:style>
    <style:style style:name="P34" style:family="paragraph" style:parent-style-name="List_20_Paragraph" style:list-style-name="WWNum4">
      <style:paragraph-properties fo:line-height="150%" fo:text-align="justify" style:justify-single-word="false"/>
    </style:style>
    <style:style style:name="P35" style:family="paragraph" style:parent-style-name="List_20_Paragraph" style:list-style-name="WWNum6">
      <style:paragraph-properties fo:line-height="150%" fo:text-align="justify" style:justify-single-word="false"/>
    </style:style>
    <style:style style:name="P36" style:family="paragraph" style:parent-style-name="List_20_Paragraph" style:list-style-name="WWNum7">
      <style:paragraph-properties fo:text-align="justify" style:justify-single-word="false"/>
    </style:style>
    <style:style style:name="P37" style:family="paragraph" style:parent-style-name="List_20_Paragraph">
      <style:text-properties fo:language="pt" fo:country="BR"/>
    </style:style>
    <style:style style:name="P38" style:family="paragraph" style:parent-style-name="List_20_Paragraph">
      <style:paragraph-properties fo:text-align="justify" style:justify-single-word="false"/>
      <style:text-properties fo:language="pt" fo:country="BR"/>
    </style:style>
    <style:style style:name="P39" style:family="paragraph" style:parent-style-name="List_20_Paragraph">
      <style:paragraph-properties fo:line-height="150%" fo:text-align="justify" style:justify-single-word="false"/>
      <style:text-properties fo:language="pt" fo:country="BR"/>
    </style:style>
    <style:style style:name="P40" style:family="paragraph" style:parent-style-name="List_20_Paragraph">
      <style:paragraph-properties fo:line-height="150%" fo:text-align="justify" style:justify-single-word="false"/>
      <style:text-properties fo:color="#006600" officeooo:rsid="0003e5b6" officeooo:paragraph-rsid="0003e5b6"/>
    </style:style>
    <style:style style:name="P41" style:family="paragraph" style:parent-style-name="List_20_Paragraph">
      <style:paragraph-properties fo:line-height="150%" fo:text-align="justify" style:justify-single-word="false"/>
      <style:text-properties fo:color="#006600" officeooo:rsid="0003e5b6" officeooo:paragraph-rsid="0006c1f1"/>
    </style:style>
    <style:style style:name="P42" style:family="paragraph" style:parent-style-name="List_20_Paragraph">
      <style:paragraph-properties fo:line-height="150%" fo:text-align="justify" style:justify-single-word="false"/>
      <style:text-properties fo:color="#006600" officeooo:rsid="0003e5b6" officeooo:paragraph-rsid="000983f6"/>
    </style:style>
    <style:style style:name="P43" style:family="paragraph" style:parent-style-name="List_20_Paragraph">
      <style:paragraph-properties fo:line-height="150%" fo:text-align="justify" style:justify-single-word="false"/>
      <style:text-properties fo:color="#006600" officeooo:rsid="000983f6" officeooo:paragraph-rsid="000983f6"/>
    </style:style>
    <style:style style:name="P44" style:family="paragraph" style:parent-style-name="List_20_Paragraph" style:list-style-name="WWNum7">
      <style:paragraph-properties fo:text-align="justify" style:justify-single-word="false" fo:break-before="page"/>
    </style:style>
    <style:style style:name="P45"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officeooo:rsid="0006c1f1"/>
    </style:style>
    <style:style style:name="T17" style:family="text">
      <style:text-properties fo:language="pt" fo:country="BR" officeooo:rsid="000983f6"/>
    </style:style>
    <style:style style:name="T18" style:family="text">
      <style:text-properties fo:language="pt" fo:country="BR" officeooo:rsid="000bcbac"/>
    </style:style>
    <style:style style:name="T19" style:family="text">
      <style:text-properties fo:language="pt" fo:country="BR" officeooo:rsid="000b5c04"/>
    </style:style>
    <style:style style:name="T20" style:family="text">
      <style:text-properties fo:language="pt" fo:country="BR" officeooo:rsid="000c0ca1"/>
    </style:style>
    <style:style style:name="T21" style:family="text">
      <style:text-properties fo:font-style="italic" style:font-style-asian="italic"/>
    </style:style>
    <style:style style:name="T22" style:family="text">
      <style:text-properties style:font-name="PT Mono" fo:font-style="italic" style:font-name-asian="PT Mono1" style:font-style-asian="italic" style:font-name-complex="PT Mono1"/>
    </style:style>
    <style:style style:name="T23"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24"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25" style:family="text">
      <style:text-properties fo:color="#7030a0" style:font-name="PT Mono" fo:font-size="12pt" fo:font-style="italic" style:font-name-asian="PT Mono1" style:font-size-asian="12pt" style:font-style-asian="italic" style:font-name-complex="PT Mono1"/>
    </style:style>
    <style:style style:name="T26" style:family="text">
      <style:text-properties fo:color="#7030a0" style:font-name="PT Mono" fo:font-size="12pt" fo:font-style="italic" officeooo:rsid="0006c1f1" style:font-name-asian="PT Mono1" style:font-size-asian="12pt" style:font-style-asian="italic" style:font-name-complex="PT Mono1"/>
    </style:style>
    <style:style style:name="T27" style:family="text">
      <style:text-properties fo:color="#7030a0" style:font-name="PT Mono" fo:font-size="12pt" fo:font-style="italic" officeooo:rsid="000891c9" style:font-name-asian="PT Mono1" style:font-size-asian="12pt" style:font-style-asian="italic" style:font-name-complex="PT Mono1"/>
    </style:style>
    <style:style style:name="T28" style:family="text">
      <style:text-properties fo:color="#7030a0" style:font-name="PT Mono" fo:font-size="12pt" fo:language="pt" fo:country="BR" fo:font-style="italic" style:font-name-asian="PT Mono1" style:font-size-asian="12pt" style:font-style-asian="italic" style:font-name-complex="PT Mono1"/>
    </style:style>
    <style:style style:name="T29"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0"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31" style:family="text">
      <style:text-properties fo:color="#7030a0" fo:language="pt" fo:country="BR" fo:font-weight="bold" style:font-weight-asian="bold"/>
    </style:style>
    <style:style style:name="T32" style:family="text">
      <style:text-properties fo:language="en" fo:country="US"/>
    </style:style>
    <style:style style:name="T33"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34"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35"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36" style:family="text">
      <style:text-properties style:font-name="Consolas" fo:font-size="10pt" fo:language="pt" fo:country="BR" style:font-size-asian="10pt" style:font-name-complex="Consolas1" style:font-size-complex="10pt"/>
    </style:style>
    <style:style style:name="T37" style:family="text">
      <style:text-properties style:font-name="Consolas" fo:font-size="10pt" fo:language="en" fo:country="US" style:font-size-asian="10pt" style:font-name-complex="Consolas1" style:font-size-complex="10pt"/>
    </style:style>
    <style:style style:name="T38" style:family="text">
      <style:text-properties fo:color="#6a3e3e" style:font-name="Consolas" fo:font-size="10pt" fo:language="pt" fo:country="BR" style:font-size-asian="10pt" style:font-name-complex="Consolas1" style:font-size-complex="10pt"/>
    </style:style>
    <style:style style:name="T39" style:family="text">
      <style:text-properties fo:color="#6a3e3e" style:font-name="Consolas" fo:font-size="10pt" fo:language="en" fo:country="US" style:font-size-asian="10pt" style:font-name-complex="Consolas1" style:font-size-complex="10pt"/>
    </style:style>
    <style:style style:name="T40" style:family="text">
      <style:text-properties fo:color="#0000c0" style:font-name="Consolas" fo:font-size="10pt" fo:language="en" fo:country="US" style:font-size-asian="10pt" style:font-name-complex="Consolas1" style:font-size-complex="10pt"/>
    </style:style>
    <style:style style:name="T41"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42" style:family="text">
      <style:text-properties fo:color="#2a00ff" style:font-name="Consolas" fo:font-size="10pt" fo:language="en" fo:country="US" style:font-size-asian="10pt" style:font-name-complex="Consolas1" style:font-size-complex="10pt"/>
    </style:style>
    <style:style style:name="T43" style:family="text">
      <style:text-properties fo:color="#2a00ff" style:font-name="Consolas" fo:font-size="10pt" fo:language="pt" fo:country="BR" style:font-size-asian="10pt" style:font-name-complex="Consolas1" style:font-size-complex="10pt"/>
    </style:style>
    <style:style style:name="T44" style:family="text">
      <style:text-properties fo:color="#ff3333" fo:language="pt" fo:country="BR"/>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hjy8l4fcdrea"/><text:span text:style-name="T1">CES-28 Prova 2 - 2017</text:span></text:p>
      <text:p text:style-name="P32"><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4"><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4"><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4"><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4"><text:span text:style-name="T4">Lembre-se de configurar seu build com os jar(s) existentes em </text:span><text:span text:style-name="T5">bibliotecas.zip</text:span><text:span text:style-name="T4">.</text:span></text:p>
            </text:list-item>
          </text:list>
        </text:list-item>
        <text:list-item>
          <text:p text:style-name="P14"><text:span text:style-name="T4">Questões com itens diversos, favor identificar claramente pela letra que representa o item, para que seja possível saber precisamente a que item corresponde a resposta dada!</text:span></text:p>
          <text:list>
            <text:list-item>
              <text:p text:style-name="P14"><text:span text:style-name="T9">NO CASO DE NÃO IDENTIFICAÇÃO, A QUESTÃO SERÁ ZERADA,</text:span></text:p>
            </text:list-item>
          </text:list>
        </text:list-item>
        <text:list-item>
          <text:p text:style-name="P14"><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4"><text:span text:style-name="T4">Deve ser submetido tanto no TIDIA, como no GITLAB os seguintes entregáveis:</text:span></text:p>
          <text:list>
            <text:list-item>
              <text:p text:style-name="P14"><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4"><text:span text:style-name="T8">DEMAIS QUESTÕES: </text:span><text:span text:style-name="T4">Deve haver ser submetido um arquivo PDF com as devidas respostas. Use os números das questões para identificá-las.</text:span></text:p>
            </text:list-item>
          </text:list>
        </text:list-item>
        <text:list-item>
          <text:p text:style-name="P14"><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45" svg:width="0.003cm" svg:height="0.054cm"><text:p/></draw:rect></text:h>
      <text:p text:style-name="P1"><text:span text:style-name="T8">PARTE II - CONCEITUAL</text:span></text:p>
      <text:h text:style-name="P28" text:outline-level="2"><text:span text:style-name="T13">QUESTÃO 1 - Demeter não é só procurar por vários ‘.’ na mesma linha.</text:span></text:h>
      <text:p text:style-name="Standard"><text:span text:style-name="T21">[livro The Pragmatic Programmer cap 5]</text:span></text:p>
      <text:p text:style-name="P3"/>
      <text:p text:style-name="Standard"><text:span text:style-name="T25">void processTransaction(BankAccount acct, int value) {</text:span></text:p>
      <text:p text:style-name="P16"><text:span text:style-name="T25">Person *who;</text:span></text:p>
      <text:p text:style-name="P16"><text:span text:style-name="T25">Money amt;</text:span></text:p>
      <text:p text:style-name="P16"><text:span text:style-name="T25">amt.setValue(value);</text:span></text:p>
      <text:p text:style-name="P16"><text:span text:style-name="T25">acct.setBalance(amt);</text:span></text:p>
      <text:p text:style-name="P16"><text:span text:style-name="T25">who = acct.getOwner();</text:span></text:p>
      <text:p text:style-name="P16"><text:span text:style-name="T25">// saves log of all transactions</text:span></text:p>
      <text:p text:style-name="P16"><text:span text:style-name="T25">logService(who-&gt;name(), SET_BALANCE);</text:span></text:p>
      <text:p text:style-name="Standard"><text:span text:style-name="T28">}</text:span></text:p>
      <text:p text:style-name="P4"/>
      <text:list xml:id="list3802998646348003980" text:style-name="WWNum4">
        <text:list-item>
          <text:p text:style-name="P34"><text:span text:style-name="T13">O código acima contém uma violação da Lei de Demeter. Encontre-a, e explique porque é uma violação [0.5].</text:span></text:p>
        </text:list-item>
      </text:list>
      <text:p text:style-name="P40"><text:span text:style-name="T44">RESPOSTA:</text:span><text:span text:style-name="T13"> A violação da Lei de Demeter ocorre na variável temporária who, na linha “</text:span><text:span text:style-name="T28">who = acct.getOwner();</text:span><text:span text:style-name="T23">”. Isso é uma violação pois o método está conversando com um objeto estranho à ela, isto é, esse objeto não é um parâmetro, não é uma variável de instância </text:span><text:span text:style-name="T24">(atributo do próprio objeto)</text:span><text:span text:style-name="T23">, não é criado localmente, não é o próprio objeto e também não é global. Assim, essa conversa com um objeto estranho quebra a Lei de Demeter, gerando uma dependência implícita no meio do código.</text:span></text:p>
      <text:p text:style-name="P33"><text:span text:style-name="T13"/></text:p>
      <text:p text:style-name="P33"><text:span text:style-name="T13"/></text:p>
      <text:list xml:id="list140157192878952" text:continue-numbering="true" text:style-name="WWNum4">
        <text:list-item>
          <text:p text:style-name="P34"><text:span text:style-name="T13">Corrija o código acima (não precisa do código completo) [0.5].</text:span></text:p>
          <text:list>
            <text:list-item>
              <text:p text:style-name="P34"><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41"><text:span text:style-name="T44">RESPOSTA:</text:span><text:span text:style-name="T13"> </text:span><text:span text:style-name="T16">Não utilizar a variável “</text:span><text:span text:style-name="T29">Person *who;” </text:span><text:span text:style-name="T23"><text:s/></text:span><text:span text:style-name="T24">e a classe Account precisa de um método getOwnerName(), que retorna o que antes era necessário no </text:span><text:span text:style-name="T30">who-&gt;name() .</text:span><text:span text:style-name="T24">Assim o código fica:</text:span></text:p>
      <text:p text:style-name="P41"><text:span text:style-name="T24"/></text:p>
      <text:p text:style-name="P41"><text:span text:style-name="T24"/></text:p>
      <text:p text:style-name="P13"><text:soft-page-break/><text:span text:style-name="T25">void processTransaction(BankAccount acct, int value) {</text:span></text:p>
      <text:p text:style-name="P17"><text:span text:style-name="T25">Money amt;</text:span></text:p>
      <text:p text:style-name="P17"><text:span text:style-name="T25">amt.setValue(value);</text:span></text:p>
      <text:p text:style-name="P17"><text:span text:style-name="T25">acct.setBalance(amt);</text:span></text:p>
      <text:p text:style-name="P17"><text:span text:style-name="T25">logService(</text:span><text:span text:style-name="T27">acct.</text:span><text:span text:style-name="T26">getOwnerName</text:span><text:span text:style-name="T25">(), SET_BALANCE); <text:s text:c="2"/>// </text:span><text:span text:style-name="T27">CORRIGIDO</text:span></text:p>
      <text:p text:style-name="P12"><text:span text:style-name="T28">}</text:span></text:p>
      <text:list xml:id="list140156987612863" text:continue-numbering="true" text:style-name="WWNum4">
        <text:list-item>
          <text:p text:style-name="P34"><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42"><text:span text:style-name="T44">RESPOSTA:</text:span><text:span text:style-name="T13"> </text:span><text:span text:style-name="T17">Foi eliminada a dependência entre a classe que contém o método processTransaction ( a classe que está sendo programada, cujo nome não foi explicitado, suponha TransactionManager) e a classe Person do método name()</text:span></text:p>
      <text:p text:style-name="P42"><text:span text:style-name="T17">Reescrevendo: Foi eliminada a dependência name() que a classe TransactionManager tinha com a classe Person.</text:span></text:p>
      <text:p text:style-name="P43"><text:span text:style-name="T13">Isso melhorou por haver uma diminuição das dependências da classe TransactionManager, diminuindo o seu acoplamento. Isto é, caso a classe Person mude, isso não afetaria a classe TransactionManager.</text:span></text:p>
      <text:p text:style-name="P43"><text:span text:style-name="T13">Assim, se a classe Person mudar o seu método name(), isso não afetará mais o nosso código refatorado, já que essa responsabilidade foi delegada para BankAccount.</text:span></text:p>
      <text:p text:style-name="P42"><text:span text:style-name="T16"/></text:p>
      <text:p text:style-name="P33"><text:span text:style-name="T13"/></text:p>
      <text:list xml:id="list140156505889713" text:continue-numbering="true" text:style-name="WWNum4">
        <text:list-item>
          <text:p text:style-name="P34"><text:span text:style-name="T13">Explique a melhoria realizada acima em relação a pelo menos um dos princípios SOLID ou GRASP [0.5]. </text:span></text:p>
        </text:list-item>
      </text:list>
      <text:p text:style-name="P42"><text:span text:style-name="T44">RESPOSTA:</text:span><text:span text:style-name="T13"> </text:span><text:span text:style-name="T17">Com relação a um princípio GRASP, </text:span><text:span text:style-name="T18">a melhoria foi realizada de forma a contemplar</text:span><text:span text:style-name="T17"> o princípio Low Coupling, isto é Baixo Acoplamento, uma vez que as dependências foram diminuídas.</text:span><text:span text:style-name="T19"> </text:span><text:span text:style-name="T20">Isso também ajuda a aumentar a coesão do código, que é outro princípio GRASP de High Coesion, isto é, há uma forte relação do que o método faz com a sua responsabilidade.</text:span></text:p>
      <text:p text:style-name="P4"/>
      <text:p text:style-name="P6"/>
      <text:h text:style-name="P29"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36"><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36"><text:span text:style-name="T13">Não podemos adicionar funcionalidades, mesmo que pequenas. Precisamos recombinar as funcionalidades e casos previstos com o chefe ou o resto do grupo.</text:span></text:p>
            </text:list-item>
            <text:list-item>
              <text:p text:style-name="P36"><text:span text:style-name="T13">Adicionamos mais um caso de teste na lista "to do", e o TDD continua normalmente. Esse novo teste será implementado como qualquer outro durante a fase RED do TDD.<text:tab/></text:span></text:p>
            </text:list-item>
            <text:list-item>
              <text:p text:style-name="P36"><text:span text:style-name="T13">Necessariamente precisamos incluir esse caso nos testes já existentes, através de asserts extra.<text:tab/></text:span></text:p>
            </text:list-item>
            <text:list-item>
              <text:p text:style-name="P36"><text:span text:style-name="T13">Implementamos esse novo caso na fase BLUE do TDD, ou seja, considerando-o como uma refatoração, pois não existe teste para ele.</text:span></text:p>
            </text:list-item>
          </text:list>
        </text:list-item>
      </text:list>
      <text:p text:style-name="P18"/>
      <text:p text:style-name="P18"/>
      <text:list xml:id="list140157931946785" text:continue-numbering="true" text:style-name="WWNum7">
        <text:list-item>
          <text:p text:style-name="P36"><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36"><text:span text:style-name="T13">V ( <text:s/>)</text:span></text:p>
            </text:list-item>
            <text:list-item>
              <text:p text:style-name="P36"><text:span text:style-name="T13">F ( <text:s/>)</text:span></text:p>
            </text:list-item>
          </text:list>
        </text:list-item>
      </text:list>
      <text:p text:style-name="P38"/>
      <text:list xml:id="list140158384020740" text:continue-numbering="true" text:style-name="WWNum7">
        <text:list-item>
          <text:p text:style-name="P36"><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36"><text:span text:style-name="T13">V <text:s/>( <text:s text:c="3"/>)</text:span></text:p>
            </text:list-item>
            <text:list-item>
              <text:p text:style-name="P36"><text:span text:style-name="T13">F <text:s/>( <text:s text:c="3"/>)</text:span></text:p>
            </text:list-item>
          </text:list>
        </text:list-item>
      </text:list>
      <text:p text:style-name="P19"/>
      <text:p text:style-name="P6"/>
      <text:list xml:id="list140156780795472" text:continue-numbering="true" text:style-name="WWNum7">
        <text:list-item>
          <text:p text:style-name="P44"><text:span text:style-name="T13">Assinale os itens que são verdadeiros: (0.5)</text:span></text:p>
          <text:list>
            <text:list-item>
              <text:p text:style-name="P36"><text:span text:style-name="T13">Testes funcionam como documentação, porque o teste é um exemplo de uso da classe.<text:tab/></text:span></text:p>
            </text:list-item>
            <text:list-item>
              <text:p text:style-name="P36"><text:span text:style-name="T13">O TDD exige que a única documentação seja na forma de testes, desde o começo até o produto final. Não vale nenhum documento escrito ou on-line, nem nenhuma ferramenta de organização.<text:tab/></text:span></text:p>
            </text:list-item>
            <text:list-item>
              <text:p text:style-name="P36"><text:span text:style-name="T13">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36"><text:span text:style-name="T13">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tab/></text:span></text:p>
            </text:list-item>
            <text:list-item>
              <text:p text:style-name="P36"><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36"><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38"/>
      <text:p text:style-name="P7"/>
      <text:p text:style-name="P20"><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5"><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22"/>
      <text:list xml:id="list140156587155599" text:continue-numbering="true" text:style-name="WWNum1">
        <text:list-item>
          <text:p text:style-name="P15"><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22"/>
      <text:list xml:id="list140157497380852" text:continue-numbering="true" text:style-name="WWNum1">
        <text:list-item>
          <text:p text:style-name="P15"><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22"/>
      <text:list xml:id="list140156952188139" text:continue-numbering="true" text:style-name="WWNum1">
        <text:list-item>
          <text:p text:style-name="P15"><text:span text:style-name="T13">A nova solução também melhorou em relação a outros princípios SOLID ou GRASP, mesmo que secundariamente? <text:s/>Explique em relação a um deles, além do principal citado em a). (1.0)</text:span></text:p>
        </text:list-item>
      </text:list>
      <text:p text:style-name="P4"/>
      <text:p text:style-name="P6"/>
      <text:p text:style-name="P8"/>
      <text:h text:style-name="P30" text:outline-level="2"><text:span text:style-name="T13">QUESTÃO 4 – TDD EM CÓDIGO LEGADO.</text:span></text:h>
      <text:p text:style-name="Standard"><text:span text:style-name="T32">[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31">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1"/>
      <text:p text:style-name="P21"/>
      <table:table table:name="Tabela1" table:style-name="Tabela1">
        <table:table-column table:style-name="Tabela1.A"/>
        <table:table-row table:style-name="Tabela1.1">
          <table:table-cell table:style-name="Tabela1.A1" office:value-type="string">
            <text:p text:style-name="P25"><text:span text:style-name="T33">Classe RelatórioDespesa</text:span></text:p>
          </table:table-cell>
        </table:table-row>
        <table:table-row table:style-name="Tabela1.1">
          <table:table-cell table:style-name="Tabela1.A1" office:value-type="string">
            <text:p text:style-name="P24"><text:span text:style-name="T34">public</text:span><text:span text:style-name="T36"> </text:span><text:span text:style-name="T34">class</text:span><text:span text:style-name="T36"> RelatorioDespesas {</text:span></text:p>
            <text:p text:style-name="P24"><text:span text:style-name="T36"><text:tab/></text:span><text:span text:style-name="T34">public</text:span><text:span text:style-name="T36"> </text:span><text:span text:style-name="T34">void</text:span><text:span text:style-name="T36"> ImprimirRelatorio(Iterator&lt;Despesa&gt; </text:span><text:span text:style-name="T38">despesas</text:span><text:span text:style-name="T36">) {</text:span></text:p>
            <text:p text:style-name="P24"><text:span text:style-name="T36"><text:tab/><text:tab/></text:span><text:span text:style-name="T34">float</text:span><text:span text:style-name="T36"> </text:span><text:span text:style-name="T38">totalDespesa</text:span><text:span text:style-name="T36"> = 0.0f;</text:span></text:p>
            <text:p text:style-name="P24"><text:span text:style-name="T36"><text:tab/><text:tab/></text:span><text:span text:style-name="T34">while</text:span><text:span text:style-name="T36"> (</text:span><text:span text:style-name="T38">despesas</text:span><text:span text:style-name="T36">.hasNext()) {</text:span></text:p>
            <text:p text:style-name="P24"><text:span text:style-name="T36"><text:tab/><text:tab/><text:tab/>Despesa </text:span><text:span text:style-name="T38">desp</text:span><text:span text:style-name="T36"> = </text:span><text:span text:style-name="T38">despesas</text:span><text:span text:style-name="T36">.next();</text:span></text:p>
            <text:p text:style-name="P24"><text:span text:style-name="T36"><text:tab/><text:tab/><text:tab/></text:span><text:span text:style-name="T34">float</text:span><text:span text:style-name="T36"> </text:span><text:span text:style-name="T38">despesa</text:span><text:span text:style-name="T36"> = </text:span><text:span text:style-name="T38">desp</text:span><text:span text:style-name="T36">.getDespesa();</text:span></text:p>
            <text:p text:style-name="P24"><text:span text:style-name="T36"><text:tab/><text:tab/><text:tab/></text:span><text:span text:style-name="T38">totalDespesa</text:span><text:span text:style-name="T36">+= </text:span><text:span text:style-name="T38">despesa</text:span><text:span text:style-name="T36">;</text:span></text:p>
            <text:p text:style-name="P24"><text:span text:style-name="T36"><text:tab/><text:tab/>}</text:span></text:p>
            <text:p text:style-name="P24"><text:span text:style-name="T36"><text:tab/><text:tab/></text:span></text:p>
            <text:p text:style-name="P24"><text:span text:style-name="T36"><text:tab/><text:tab/>Calculadora </text:span><text:span text:style-name="T38">calculadora</text:span><text:span text:style-name="T36"> = </text:span><text:span text:style-name="T34">new</text:span><text:span text:style-name="T36"> Calculadora ();</text:span></text:p>
            <text:p text:style-name="P24"><text:span text:style-name="T36"><text:tab/><text:tab/></text:span><text:span text:style-name="T38">calculadora</text:span><text:span text:style-name="T36">.imprime(</text:span><text:span text:style-name="T38">totalDespesa</text:span><text:span text:style-name="T36">);</text:span></text:p>
            <text:p text:style-name="P24"><text:span text:style-name="T36"><text:tab/>}</text:span></text:p>
            <text:p text:style-name="P24"><text:span text:style-name="T36">}</text:span></text:p>
          </table:table-cell>
        </table:table-row>
      </table:table>
      <text:p text:style-name="P23"/>
      <table:table table:name="Tabela2" table:style-name="Tabela2">
        <table:table-column table:style-name="Tabela2.A"/>
        <table:table-row table:style-name="Tabela2.1">
          <table:table-cell table:style-name="Tabela2.A1" office:value-type="string">
            <text:p text:style-name="P25"><text:span text:style-name="T33">Classe Despesa</text:span></text:p>
          </table:table-cell>
        </table:table-row>
        <table:table-row table:style-name="Tabela2.1">
          <table:table-cell table:style-name="Tabela2.A1" office:value-type="string">
            <text:p text:style-name="P24"><text:span text:style-name="T35">public</text:span><text:span text:style-name="T37"> </text:span><text:span text:style-name="T35">class</text:span><text:span text:style-name="T37"> Despesa {</text:span></text:p>
            <text:p text:style-name="P24"><text:span text:style-name="T37"><text:tab/></text:span><text:span text:style-name="T35">float</text:span><text:span text:style-name="T37"> </text:span><text:span text:style-name="T40">total</text:span><text:span text:style-name="T37">= 0.0f;</text:span></text:p>
            <text:p text:style-name="P24"><text:span text:style-name="T37"><text:tab/></text:span></text:p>
            <text:p text:style-name="P24"><text:span text:style-name="T37"><text:tab/></text:span><text:span text:style-name="T35">public</text:span><text:span text:style-name="T37"> Despesa(</text:span><text:span text:style-name="T35">float</text:span><text:span text:style-name="T37"> </text:span><text:span text:style-name="T39">total</text:span><text:span text:style-name="T37">) {</text:span></text:p>
            <text:p text:style-name="P24"><text:span text:style-name="T37"><text:tab/><text:tab/></text:span><text:span text:style-name="T35">this</text:span><text:span text:style-name="T37">.</text:span><text:span text:style-name="T40">total</text:span><text:span text:style-name="T37">= </text:span><text:span text:style-name="T39">total</text:span><text:span text:style-name="T37">;</text:span></text:p>
            <text:p text:style-name="P24"><text:span text:style-name="T37"><text:tab/>}</text:span></text:p>
            <text:p text:style-name="P26"/>
            <text:p text:style-name="P24"><text:span text:style-name="T37"><text:tab/></text:span><text:span text:style-name="T35">public</text:span><text:span text:style-name="T37"> </text:span><text:span text:style-name="T35">float</text:span><text:span text:style-name="T37"> getDespesa() {</text:span></text:p>
            <text:p text:style-name="P24"><text:span text:style-name="T37"><text:tab/><text:tab/></text:span><text:span text:style-name="T35">return</text:span><text:span text:style-name="T37"> </text:span><text:span text:style-name="T40">total</text:span><text:span text:style-name="T37">;</text:span></text:p>
            <text:p text:style-name="P24"><text:span text:style-name="T37"><text:tab/></text:span><text:span text:style-name="T36">}</text:span></text:p>
            <text:p text:style-name="P24"><text:span text:style-name="T36"><text:tab/></text:span></text:p>
            <text:p text:style-name="P24"><text:span text:style-name="T36">}</text:span></text:p>
          </table:table-cell>
        </table:table-row>
      </table:table>
      <text:p text:style-name="P23"/>
      <table:table table:name="Tabela3" table:style-name="Tabela3">
        <table:table-column table:style-name="Tabela3.A"/>
        <table:table-row table:style-name="Tabela3.1">
          <table:table-cell table:style-name="Tabela3.A1" office:value-type="string">
            <text:p text:style-name="P25"><text:span text:style-name="T33">Classe Impressora</text:span></text:p>
          </table:table-cell>
        </table:table-row>
        <table:table-row table:style-name="Tabela3.1">
          <table:table-cell table:style-name="Tabela3.A1" office:value-type="string">
            <text:p text:style-name="P24"><text:span text:style-name="T35">public</text:span><text:span text:style-name="T37"> </text:span><text:span text:style-name="T35">class</text:span><text:span text:style-name="T37"> Impressora {</text:span></text:p>
            <text:p text:style-name="P24"><text:span text:style-name="T37"><text:tab/></text:span><text:span text:style-name="T35">public</text:span><text:span text:style-name="T37"> </text:span><text:span text:style-name="T35">void</text:span><text:span text:style-name="T37"> Imprimir(String </text:span><text:span text:style-name="T39">conteudo</text:span><text:span text:style-name="T37">) {</text:span></text:p>
            <text:p text:style-name="P24"><text:span text:style-name="T37"><text:tab/><text:tab/></text:span><text:span text:style-name="T35">if</text:span><text:span text:style-name="T37"> (</text:span><text:span text:style-name="T39">conteudo</text:span><text:span text:style-name="T37">==</text:span><text:span text:style-name="T35">null</text:span><text:span text:style-name="T37">) {</text:span></text:p>
            <text:p text:style-name="P24"><text:span text:style-name="T37"><text:tab/><text:tab/><text:tab/></text:span><text:span text:style-name="T35">throw</text:span><text:span text:style-name="T37"> </text:span><text:span text:style-name="T35">new</text:span><text:span text:style-name="T37"> IllegalArgumentException(</text:span><text:span text:style-name="T42">"conteudo nulo"</text:span><text:span text:style-name="T37">);</text:span></text:p>
            <text:p text:style-name="P24"><text:span text:style-name="T37"><text:tab/><text:tab/>}</text:span></text:p>
            <text:p text:style-name="P24"><text:span text:style-name="T37"><text:tab/><text:tab/></text:span><text:span text:style-name="T35">else</text:span><text:span text:style-name="T37"> </text:span></text:p>
            <text:p text:style-name="P24"><text:span text:style-name="T37"><text:tab/><text:tab/><text:tab/>System.</text:span><text:span text:style-name="T41">out</text:span><text:span text:style-name="T37">.println(</text:span><text:span text:style-name="T39">conteudo</text:span><text:span text:style-name="T37">);</text:span></text:p>
            <text:p text:style-name="P24"><text:span text:style-name="T37"><text:tab/></text:span><text:span text:style-name="T36">}</text:span></text:p>
            <text:p text:style-name="P24"><text:span text:style-name="T36">}</text:span></text:p>
          </table:table-cell>
        </table:table-row>
      </table:table>
      <text:p text:style-name="P23"/>
      <table:table table:name="Tabela4" table:style-name="Tabela4">
        <table:table-column table:style-name="Tabela4.A"/>
        <table:table-row table:style-name="Tabela4.1">
          <table:table-cell table:style-name="Tabela4.A1" office:value-type="string">
            <text:p text:style-name="P25"><text:span text:style-name="T33">Classe Calculadora</text:span></text:p>
          </table:table-cell>
        </table:table-row>
        <table:table-row table:style-name="Tabela4.1">
          <table:table-cell table:style-name="Tabela4.A1" office:value-type="string">
            <text:p text:style-name="P24"><text:span text:style-name="T34">public</text:span><text:span text:style-name="T36"> </text:span><text:span text:style-name="T34">class</text:span><text:span text:style-name="T36"> Calculadora {</text:span></text:p>
            <text:p text:style-name="P24"><text:span text:style-name="T36"><text:tab/></text:span><text:span text:style-name="T34">public</text:span><text:span text:style-name="T36"> </text:span><text:span text:style-name="T34">void</text:span><text:span text:style-name="T36"> imprime(</text:span><text:span text:style-name="T34">float</text:span><text:span text:style-name="T36"> </text:span><text:span text:style-name="T38">totalDespesa</text:span><text:span text:style-name="T36">) {</text:span></text:p>
            <text:p text:style-name="P24"><text:span text:style-name="T36"><text:tab/><text:tab/>String </text:span><text:span text:style-name="T38">conteudo</text:span><text:span text:style-name="T36"> = </text:span><text:span text:style-name="T43">"Relatório de Despesas"</text:span><text:span text:style-name="T36">;</text:span></text:p>
            <text:p text:style-name="P24"><text:span text:style-name="T36"><text:tab/><text:tab/></text:span><text:span text:style-name="T38">Conteúdo</text:span><text:span text:style-name="T36">+=(</text:span><text:span text:style-name="T43">"\n Total das despesas:"</text:span><text:span text:style-name="T36"> + </text:span><text:span text:style-name="T38">totalDespesa</text:span><text:span text:style-name="T36">);</text:span></text:p>
            <text:p text:style-name="P27"/>
            <text:p text:style-name="P24"><text:span text:style-name="T36"><text:tab/><text:tab/>SistemaOperacional </text:span><text:span text:style-name="T38">so</text:span><text:span text:style-name="T36"> = </text:span><text:span text:style-name="T34">new</text:span><text:span text:style-name="T36"> SistemaOperacional();</text:span></text:p>
            <text:p text:style-name="P24"><text:span text:style-name="T36"><text:tab/><text:tab/></text:span><text:span text:style-name="T38">so</text:span><text:span text:style-name="T36">.getDriverImpressao().Imprimir(</text:span><text:span text:style-name="T38">conteudo</text:span><text:span text:style-name="T36">);</text:span></text:p>
            <text:p text:style-name="P24"><text:span text:style-name="T36"><text:tab/>}</text:span></text:p>
            <text:p text:style-name="P24"><text:span text:style-name="T36">}</text:span></text:p>
            <text:p text:style-name="P27"/>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25"><text:span text:style-name="T33">Classe SistemaOperacional</text:span></text:p>
          </table:table-cell>
        </table:table-row>
        <table:table-row table:style-name="Tabela5.1">
          <table:table-cell table:style-name="Tabela5.A1" office:value-type="string">
            <text:p text:style-name="P24"><text:span text:style-name="T34">public</text:span><text:span text:style-name="T36"> </text:span><text:span text:style-name="T34">class</text:span><text:span text:style-name="T36"> SistemaOperacional {</text:span></text:p>
            <text:p text:style-name="P24"><text:span text:style-name="T36"><text:tab/></text:span><text:span text:style-name="T34">public</text:span><text:span text:style-name="T36"> Impressora getDriverImpressao() {</text:span></text:p>
            <text:p text:style-name="P24"><text:span text:style-name="T36"><text:tab/><text:tab/></text:span><text:span text:style-name="T34">return</text:span><text:span text:style-name="T36"> </text:span><text:span text:style-name="T34">new</text:span><text:span text:style-name="T36"> Impressora();</text:span></text:p>
            <text:p text:style-name="P24"><text:span text:style-name="T36"><text:tab/>}</text:span></text:p>
            <text:p text:style-name="P24"><text:span text:style-name="T36">}</text:span></text:p>
          </table:table-cell>
        </table:table-row>
      </table:table>
      <text:p text:style-name="P5"/>
      <text:list xml:id="list1064986978103474740" text:style-name="WWNum6">
        <text:list-item>
          <text:p text:style-name="P35"><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39"/>
      <text:list xml:id="list140156526911245" text:continue-numbering="true" text:style-name="WWNum6">
        <text:list-item>
          <text:p text:style-name="P35"><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37"/>
      <text:list xml:id="list140158467287630" text:continue-numbering="true" text:style-name="WWNum6">
        <text:list-item>
          <text:p text:style-name="P35"><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37"/>
      <text:list xml:id="list140157378801238" text:continue-numbering="true" text:style-name="WWNum6">
        <text:list-item>
          <text:list>
            <text:list-item>
              <text:p text:style-name="P35"><text:span text:style-name="T13">Seus testes precisaram mudar? Caso sim, ajuste o códig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16</meta:editing-cycles>
    <meta:creation-date>2017-09-30T15:51:00</meta:creation-date>
    <dc:date>2017-10-02T14:01:39.915672079</dc:date>
    <meta:editing-duration>PT3H43M2S</meta:editing-duration>
    <meta:generator>LibreOffice/5.2.7.2$Linux_X86_64 LibreOffice_project/20m0$Build-2</meta:generator>
    <meta:document-statistic meta:table-count="5" meta:image-count="0" meta:object-count="0" meta:page-count="9" meta:paragraph-count="134" meta:word-count="2289" meta:character-count="14595" meta:non-whitespace-character-count="123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